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Mono" svg:font-family="UbuntuMono"/>
    <style:font-face style:name="Ubuntu Mono1" svg:font-family="'Ubuntu Mono'" style:font-pitch="fixed"/>
    <style:font-face style:name="Ubuntu Mono" svg:font-family="'Ubuntu Mono'"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6.5in" style:rel-column-width="65535*"/>
    </style:style>
    <style:style style:name="Table1.A1" style:family="table-cell">
      <style:table-cell-properties fo:background-color="#dddddd" fo:padding="0.0382in" fo:border="0.05pt solid #000000">
        <style:background-image/>
      </style:table-cell-properties>
    </style:style>
    <style:style style:name="Table4" style:family="table">
      <style:table-properties style:width="6.5in" table:align="margins" style:writing-mode="lr-tb"/>
    </style:style>
    <style:style style:name="Table4.A" style:family="table-column">
      <style:table-column-properties style:column-width="6.5in" style:rel-column-width="65535*"/>
    </style:style>
    <style:style style:name="Table4.A1" style:family="table-cell">
      <style:table-cell-properties fo:background-color="#dddddd" fo:padding="0.0382in" fo:border="0.05pt solid #000000">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background-color="#dddddd" fo:padding="0.0382in" fo:border="0.05pt solid #000000">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dddddd" fo:padding="0.0382in" fo:border="0.05pt solid #000000">
        <style:background-image/>
      </style:table-cell-properties>
    </style:style>
    <style:style style:name="P1" style:family="paragraph" style:parent-style-name="Standard">
      <style:text-properties style:font-name="Liberation Sans" officeooo:paragraph-rsid="000fed00"/>
    </style:style>
    <style:style style:name="P2" style:family="paragraph" style:parent-style-name="Standard">
      <style:text-properties style:font-name="Liberation Sans" officeooo:paragraph-rsid="00101326"/>
    </style:style>
    <style:style style:name="P3" style:family="paragraph" style:parent-style-name="Standard">
      <style:text-properties style:font-name="Liberation Sans" officeooo:rsid="0011ae47" officeooo:paragraph-rsid="0011ae47"/>
    </style:style>
    <style:style style:name="P4" style:family="paragraph" style:parent-style-name="Standard">
      <style:text-properties style:font-name="Liberation Sans" officeooo:rsid="0011ae47" officeooo:paragraph-rsid="0012f32c"/>
    </style:style>
    <style:style style:name="P5" style:family="paragraph" style:parent-style-name="Standard">
      <style:text-properties style:font-name="Liberation Sans" officeooo:rsid="0012f32c" officeooo:paragraph-rsid="0012f32c"/>
    </style:style>
    <style:style style:name="P6" style:family="paragraph" style:parent-style-name="Standard">
      <style:text-properties style:font-name="Liberation Sans" fo:font-style="normal" officeooo:rsid="0012f32c" officeooo:paragraph-rsid="0012f32c" style:font-style-asian="normal" style:font-style-complex="normal"/>
    </style:style>
    <style:style style:name="P7" style:family="paragraph" style:parent-style-name="Standard">
      <style:text-properties style:font-name="Liberation Sans" officeooo:paragraph-rsid="0012f32c"/>
    </style:style>
    <style:style style:name="P8" style:family="paragraph" style:parent-style-name="Standard">
      <style:text-properties style:font-name="Liberation Sans" officeooo:rsid="00101326" officeooo:paragraph-rsid="0012f32c"/>
    </style:style>
    <style:style style:name="P9" style:family="paragraph" style:parent-style-name="Standard">
      <style:text-properties style:font-name="Ubuntu Mono1" officeooo:paragraph-rsid="00101326"/>
    </style:style>
    <style:style style:name="P10" style:family="paragraph" style:parent-style-name="Standard">
      <style:text-properties style:font-name="Ubuntu Mono1" fo:font-weight="bold" officeooo:paragraph-rsid="00101326" style:font-weight-asian="bold" style:font-weight-complex="bold"/>
    </style:style>
    <style:style style:name="P11" style:family="paragraph" style:parent-style-name="Standard">
      <style:text-properties officeooo:paragraph-rsid="0012f32c"/>
    </style:style>
    <style:style style:name="P12" style:family="paragraph" style:parent-style-name="Standard">
      <style:paragraph-properties fo:margin-left="0.5in" fo:margin-right="0in" fo:text-indent="0in" style:auto-text-indent="false"/>
      <style:text-properties style:font-name="Liberation Sans"/>
    </style:style>
    <style:style style:name="P13" style:family="paragraph" style:parent-style-name="Standard"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Ubuntu Mono1" officeooo:paragraph-rsid="0012f32c"/>
    </style:style>
    <style:style style:name="P14" style:family="paragraph" style:parent-style-name="Standard"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Ubuntu Mono1" fo:font-weight="normal" officeooo:paragraph-rsid="0012f32c" style:font-weight-asian="normal" style:font-weight-complex="normal"/>
    </style:style>
    <style:style style:name="P15" style:family="paragraph" style:parent-style-name="Standard">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Ubuntu Mono1" fo:font-weight="normal" officeooo:paragraph-rsid="00112bd8" style:font-weight-asian="normal" style:font-weight-complex="normal"/>
    </style:style>
    <style:style style:name="P16" style:family="paragraph" style:parent-style-name="Standard">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Ubuntu Mono1" fo:font-weight="normal" officeooo:paragraph-rsid="0012f32c" style:font-weight-asian="normal" style:font-weight-complex="normal"/>
    </style:style>
    <style:style style:name="P17" style:family="paragraph" style:parent-style-name="Standard">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Ubuntu Mono1" fo:font-weight="bold" officeooo:paragraph-rsid="0012f32c" style:font-weight-asian="bold" style:font-weight-complex="bold"/>
    </style:style>
    <style:style style:name="P18" style:family="paragraph" style:parent-style-name="Text_20_body">
      <style:text-properties officeooo:rsid="00101326" officeooo:paragraph-rsid="00101326"/>
    </style:style>
    <style:style style:name="P19" style:family="paragraph" style:parent-style-name="Text_20_body">
      <style:text-properties officeooo:paragraph-rsid="0012f32c"/>
    </style:style>
    <style:style style:name="P20" style:family="paragraph" style:parent-style-name="Text_20_body">
      <style:text-properties fo:font-style="normal" officeooo:rsid="0012f32c" officeooo:paragraph-rsid="0012f32c" style:font-style-asian="normal" style:font-style-complex="normal"/>
    </style:style>
    <style:style style:name="P21" style:family="paragraph" style:parent-style-name="Standard" style:list-style-name="L2">
      <style:text-properties style:font-name="Liberation Sans" officeooo:rsid="000fed00" officeooo:paragraph-rsid="000fed00"/>
    </style:style>
    <style:style style:name="P22" style:family="paragraph" style:parent-style-name="Standard" style:list-style-name="L2">
      <style:text-properties style:font-name="Liberation Sans" officeooo:paragraph-rsid="000fed00"/>
    </style:style>
    <style:style style:name="P23" style:family="paragraph" style:parent-style-name="Standard" style:list-style-name="L3">
      <style:text-properties style:font-name="Liberation Sans" officeooo:rsid="0012f32c" officeooo:paragraph-rsid="0012f32c"/>
    </style:style>
    <style:style style:name="P24" style:family="paragraph" style:parent-style-name="Standard" style:list-style-name="L4">
      <style:text-properties officeooo:paragraph-rsid="0011ae47"/>
    </style:style>
    <style:style style:name="P25" style:family="paragraph" style:parent-style-name="Standard" style:list-style-name="L4">
      <style:text-properties officeooo:paragraph-rsid="0012f32c"/>
    </style:style>
    <style:style style:name="P26" style:family="paragraph" style:parent-style-name="Standard" style:list-style-name="L4">
      <style:text-properties officeooo:rsid="0011ae47" officeooo:paragraph-rsid="0012f32c"/>
    </style:style>
    <style:style style:name="P27" style:family="paragraph" style:parent-style-name="Standard" style:list-style-name="L4">
      <style:text-properties fo:font-style="normal" officeooo:rsid="0012f32c" officeooo:paragraph-rsid="0012f32c" style:font-style-asian="normal" style:font-style-complex="normal"/>
    </style:style>
    <style:style style:name="P28" style:family="paragraph" style:parent-style-name="Text_20_body" style:list-style-name="L1">
      <style:text-properties officeooo:paragraph-rsid="00101326"/>
    </style:style>
    <style:style style:name="P29" style:family="paragraph" style:parent-style-name="Text_20_body" style:list-style-name="L1">
      <style:text-properties officeooo:rsid="00101326" officeooo:paragraph-rsid="00101326"/>
    </style:style>
    <style:style style:name="P30" style:family="paragraph" style:parent-style-name="Text_20_body" style:list-style-name="L1">
      <style:text-properties officeooo:rsid="0010e0a5" officeooo:paragraph-rsid="0010e0a5"/>
    </style:style>
    <style:style style:name="P31" style:family="paragraph" style:parent-style-name="Text_20_body" style:list-style-name="L5">
      <style:text-properties officeooo:paragraph-rsid="0012f32c"/>
    </style:style>
    <style:style style:name="P32" style:family="paragraph" style:parent-style-name="Text_20_body" style:list-style-name="L5">
      <style:text-properties officeooo:rsid="0012f32c" officeooo:paragraph-rsid="0012f32c"/>
    </style:style>
    <style:style style:name="P33" style:family="paragraph" style:parent-style-name="Text_20_body">
      <style:text-properties officeooo:paragraph-rsid="001504ef"/>
    </style:style>
    <style:style style:name="P34" style:family="paragraph" style:parent-style-name="Title" style:master-page-name="Standard">
      <style:paragraph-properties fo:margin-top="0.1701in" fo:margin-bottom="0.1598in" loext:contextual-spacing="false" style:page-number="auto"/>
      <style:text-properties style:font-name="Liberation Sans"/>
    </style:style>
    <style:style style:name="P35" style:family="paragraph" style:parent-style-name="Heading_20_1">
      <style:text-properties officeooo:paragraph-rsid="0010e0a5"/>
    </style:style>
    <style:style style:name="P36" style:family="paragraph" style:parent-style-name="Heading_20_1">
      <style:text-properties officeooo:paragraph-rsid="0012f32c"/>
    </style:style>
    <style:style style:name="T1" style:family="text">
      <style:text-properties fo:font-style="italic" style:font-style-asian="italic" style:font-style-complex="italic"/>
    </style:style>
    <style:style style:name="T2" style:family="text">
      <style:text-properties fo:font-style="italic" officeooo:rsid="0012f32c" style:font-style-asian="italic" style:font-style-complex="italic"/>
    </style:style>
    <style:style style:name="T3" style:family="text">
      <style:text-properties fo:font-style="italic" officeooo:rsid="001504ef"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0fed00" style:font-weight-asian="bold" style:font-weight-complex="bold"/>
    </style:style>
    <style:style style:name="T7" style:family="text">
      <style:text-properties officeooo:rsid="000fed00"/>
    </style:style>
    <style:style style:name="T8" style:family="text">
      <style:text-properties fo:font-style="normal" officeooo:rsid="0012f32c" style:font-style-asian="normal" style:font-style-complex="normal"/>
    </style:style>
    <style:style style:name="T9" style:family="text">
      <style:text-properties fo:font-style="normal" officeooo:rsid="001504ef"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2f32c" style:font-style-asian="normal" style:font-weight-asian="normal" style:font-style-complex="normal" style:font-weight-complex="normal"/>
    </style:style>
    <style:style style:name="T13" style:family="text">
      <style:text-properties officeooo:rsid="00101326"/>
    </style:style>
    <style:style style:name="T14" style:family="text">
      <style:text-properties style:font-name="Liberation Sans"/>
    </style:style>
    <style:style style:name="T15" style:family="text">
      <style:text-properties style:font-name="Liberation Sans" officeooo:rsid="0011ae47"/>
    </style:style>
    <style:style style:name="T16" style:family="text">
      <style:text-properties style:font-name="Liberation Sans" officeooo:rsid="0012f32c"/>
    </style:style>
    <style:style style:name="T17" style:family="text">
      <style:text-properties style:font-name="Liberation Sans" fo:font-style="italic" style:font-style-asian="italic" style:font-style-complex="italic"/>
    </style:style>
    <style:style style:name="T18" style:family="text">
      <style:text-properties style:font-name="Liberation Sans" fo:font-style="italic" officeooo:rsid="0011ae47" style:font-style-asian="italic" style:font-style-complex="italic"/>
    </style:style>
    <style:style style:name="T19" style:family="text">
      <style:text-properties style:font-name="Liberation Sans" fo:font-style="italic" officeooo:rsid="0012f32c" style:font-style-asian="italic" style:font-style-complex="italic"/>
    </style:style>
    <style:style style:name="T20" style:family="text">
      <style:text-properties style:font-name="Liberation Sans" fo:font-style="normal" officeooo:rsid="0012f32c" style:font-style-asian="normal" style:font-style-complex="normal"/>
    </style:style>
    <style:style style:name="T21" style:family="text">
      <style:text-properties officeooo:rsid="0012f32c"/>
    </style:style>
    <style:style style:name="T22" style:family="text">
      <style:text-properties style:font-name="UbuntuMono" fo:background-color="#dddddd" loext:char-shading-value="0"/>
    </style:style>
    <style:style style:name="T23" style:family="text">
      <style:text-properties officeooo:rsid="001504ef"/>
    </style:style>
    <style:style style:name="T24" style:family="text">
      <style:text-properties style:font-name="Ubuntu Mono1" officeooo:rsid="001504ef" fo:background-color="#dddddd"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ee Group Coding Style Guide</text:p>
      <text:p text:style-name="P18">The following style guide should be used for <text:span text:style-name="T5">all code</text:span> written in the Tree Group. While this guide supersedes any other style guide (including those in use at BYU or in industry), the following are useful links to other style guides that contain good “best practices” for cases not covered by the current guide.</text:p>
      <text:list xml:id="list3224829740" text:style-name="L1">
        <text:list-item>
          <text:p text:style-name="P29">Google’s C++ style guide: <text:a xlink:type="simple" xlink:href="https://google.github.io/styleguide/cppguide.html" text:style-name="Internet_20_link" text:visited-style-name="Visited_20_Internet_20_Link">https://google.github.io/styleguide/cppguide.html</text:a></text:p>
        </text:list-item>
        <text:list-item>
          <text:p text:style-name="P30">Stroustrup and Sutter’s C++ Core Guidelines: <text:a xlink:type="simple" xlink:href="https://github.com/isocpp/CppCoreGuidelines/blob/master/CppCoreGuidelines.md" text:style-name="Internet_20_link" text:visited-style-name="Visited_20_Internet_20_Link">https://github.com/isocpp/CppCoreGuidelines/blob/master/CppCoreGuidelines.md</text:a></text:p>
        </text:list-item>
        <text:list-item>
          <text:p text:style-name="P29">BYU CS 142 style guide(s): <text:a xlink:type="simple" xlink:href="https://byu.instructure.com/courses/1342/pages/cs-142-style-guide" text:style-name="Internet_20_link" text:visited-style-name="Visited_20_Internet_20_Link">https://byu.instructure.com/courses/1342/pages/cs-142-style-guide</text:a></text:p>
        </text:list-item>
        <text:list-item>
          <text:p text:style-name="P29">Google’s Python style guide: <text:a xlink:type="simple" xlink:href="http://google.github.io/styleguide/pyguide.html" text:style-name="Internet_20_link" text:visited-style-name="Visited_20_Internet_20_Link">http://google.github.io/styleguide/pyguide.html</text:a></text:p>
        </text:list-item>
        <text:list-item>
          <text:p text:style-name="P28"><text:span text:style-name="T13">Python’s Python style guide: </text:span><text:a xlink:type="simple" xlink:href="https://www.python.org/dev/peps/pep-0008/" text:style-name="Internet_20_link" text:visited-style-name="Visited_20_Internet_20_Link"><text:span text:style-name="T13">https://www.python.org/dev/peps/pep-0008/</text:span></text:a></text:p>
        </text:list-item>
      </text:list>
      <text:h text:style-name="Heading_20_1" text:outline-level="1">Header<text:span text:style-name="T21">s</text:span></text:h>
      <text:p text:style-name="Text_20_body">At the top of your “main” file, create a comment block that contains: </text:p>
      <text:list xml:id="list1304293523" text:style-name="L2">
        <text:list-item>
          <text:p text:style-name="P21">Your name (and/or other contributors) and the date the code was started. If you are significantly changing a code, provide a date for the significant revisions.</text:p>
        </text:list-item>
        <text:list-item>
          <text:p text:style-name="P22">A short description of what the code does</text:p>
        </text:list-item>
        <text:list-item>
          <text:p text:style-name="P22">Any command line arguments it might take and what they do</text:p>
        </text:list-item>
        <text:list-item>
          <text:p text:style-name="P22">A list of current limitations/ideas for future improvement of the code</text:p>
        </text:list-item>
      </text:list>
      <text:p text:style-name="P5">Create a similar header at the top of all classes. Provide:</text:p>
      <text:list xml:id="list4286245930" text:style-name="L3">
        <text:list-item>
          <text:p text:style-name="P23">Your name and the date the class was written. Include additional dates when making significant reviions.</text:p>
        </text:list-item>
        <text:list-item>
          <text:p text:style-name="P23">A short description of what the class is for.</text:p>
        </text:list-item>
        <text:list-item>
          <text:p text:style-name="P23">List the base class if it is a derived class</text:p>
        </text:list-item>
        <text:list-item>
          <text:p text:style-name="P23">Any comments with current limitations and/or future improvements.</text:p>
        </text:list-item>
      </text:list>
      <text:h text:style-name="Heading_20_1" text:outline-level="1">Indentation</text:h>
      <text:p text:style-name="P1">Nesting <text:span text:style-name="T11">must</text:span> be represented with <text:span text:style-name="T6">two</text:span><text:span text:style-name="T4"> </text:span><text:span text:style-name="T10">space</text:span> indentation. Nesting is any code found within an if statement, loop, function, class, etc. Vim can be set up to auto-insert <text:span text:style-name="T7">2</text:span> spaces when hitting tab. Note that multi-nested code should be indented multiple times.</text:p>
      <text:h text:style-name="Heading_20_1" text:outline-level="1"><text:soft-page-break/><text:span text:style-name="T7">B</text:span>racing</text:h>
      <text:p text:style-name="P1">Bracing should be consistent in languages that require it. The default should be as follows unless there is good reason otherwise.</text:p>
      <table:table table:name="Table1" table:style-name="Table1">
        <table:table-column table:style-name="Table1.A"/>
        <table:table-row>
          <table:table-cell table:style-name="Table1.A1" office:value-type="string">
            <text:p text:style-name="P13">for (size_t I = 0; I &lt; myVector.size(); i++)</text:p>
            <text:p text:style-name="P17">{</text:p>
            <text:p text:style-name="P9"><text:span text:style-name="T13"><text:s text:c="2"/>/* (2 space indent) </text:span>My code here … */</text:p>
            <text:p text:style-name="P10">}</text:p>
          </table:table-cell>
        </table:table-row>
      </table:table>
      <text:h text:style-name="Heading_20_1" text:outline-level="1">Naming Conventions</text:h>
      <text:p text:style-name="P3">The most important thing in naming conventions is <text:span text:style-name="T5">consistency</text:span>. Generally follow the guidelines here, but deviations may be acceptable in large codes where <text:span text:style-name="T21">other</text:span> rules are needed.</text:p>
      <text:p text:style-name="P3">Local variables and functions <text:span text:style-name="T21">(including class member functions) </text:span>should be lower case with underscores: e.g. <text:span text:style-name="T1">variable_case, my_function</text:span>. Mathematically motivated variable names are acceptable, but should be closely detailed in code-specific documentation (e.g. papers describing the methods). Greek letters should be spelled out (e.g. use <text:span text:style-name="T1">epsilon</text:span> or <text:span text:style-name="T1">eps</text:span> instead of <text:span text:style-name="T2">e</text:span><text:span text:style-name="T8"> and</text:span><text:span text:style-name="T2"> pi</text:span><text:span text:style-name="T8"> instead of </text:span><text:span text:style-name="T2">p</text:span>).</text:p>
      <text:p text:style-name="P4">Classes <text:span text:style-name="T21">should be in upper camel case, e.g. </text:span><text:span text:style-name="T2">UpperCamel</text:span><text:span text:style-name="T8">Case. When appropriate, derived classes should be differentiated by an underscore, e.g. TimeInt_Base for a base class and <text:s/>TimeInt_ModelB for a derived class. Class</text:span> member variable<text:span text:style-name="T21">s should be in upper camel case preceeded by an underscore, e.g. _UpperCamelCaseVar. </text:span></text:p>
      <text:p text:style-name="P5">Anything defined using pre-processor flags (including constants and include guards) should be in all caps with underscores:<text:span text:style-name="T1"> ALL_CAPS.</text:span></text:p>
      <text:p text:style-name="P6">Global variables and global functions should be in upper camel case, e.g. <text:span text:style-name="T1">UpperCamelCase</text:span>.</text:p>
      <text:p text:style-name="P3">Summary:</text:p>
      <text:list xml:id="list3699691003" text:style-name="L4">
        <text:list-item>
          <text:p text:style-name="P24"><text:span text:style-name="T15">local variables and functions: </text:span><text:span text:style-name="T18">lower_case_with_underscores</text:span></text:p>
        </text:list-item>
        <text:list-item>
          <text:p text:style-name="P26"><text:span text:style-name="T14">class</text:span><text:span text:style-name="T16">es: </text:span><text:span text:style-name="T19">UpperCamelCase</text:span><text:span text:style-name="T20">,</text:span><text:span text:style-name="T19"> </text:span><text:span text:style-name="T20">derived classes with underscore:</text:span><text:span text:style-name="T19"> Base_Derived</text:span></text:p>
        </text:list-item>
        <text:list-item>
          <text:p text:style-name="P26"><text:span text:style-name="T16">class </text:span><text:span text:style-name="T14">member variables: </text:span><text:span text:style-name="T19">_UpperCameWithUnderscore</text:span></text:p>
        </text:list-item>
        <text:list-item>
          <text:p text:style-name="P25"><text:span text:style-name="T20">pre-processor variables: </text:span><text:span text:style-name="T19">ALL_CAPS</text:span></text:p>
        </text:list-item>
        <text:list-item>
          <text:p text:style-name="P27"><text:span text:style-name="T14">global variables and functions: </text:span><text:span text:style-name="T17">UpperCamelCase</text:span></text:p>
        </text:list-item>
      </text:list>
      <text:h text:style-name="Heading_20_1" text:outline-level="1">Global Variables</text:h>
      <text:p text:style-name="P7">No <text:span text:style-name="T13">n</text:span>on-<text:span text:style-name="T13">c</text:span>onstant <text:span text:style-name="T13">global variables and limited use of global functions. Global functions should be limited to highly re-usable code.</text:span></text:p>
      <text:p text:style-name="P8"><text:soft-page-break/>For larger codes (i.e. more than one or two files), global variables and functions should be included in a separate file, e.g. global.h and global.cpp. If these files exist, no global variables or functions should be defined outside of them.</text:p>
      <text:h text:style-name="P35" text:outline-level="1">Use <text:span text:style-name="T21">A</text:span>ppropriate <text:span text:style-name="T21">W</text:span>hite <text:span text:style-name="T21">S</text:span>pace</text:h>
      <text:p text:style-name="P19">Most compilers will ignore white space, so use it freely! It doesn’t make your code better to fit <text:span text:style-name="T21">four</text:span> lines of code onto one line. <text:span text:style-name="T21">Here are some ideas for adding whitespace:</text:span></text:p>
      <text:list xml:id="list513722792" text:style-name="L5">
        <text:list-item>
          <text:p text:style-name="P31">Add spaces in between terms of mathematical equations <text:span text:style-name="T21">or use spaces with parentheses.</text:span></text:p>
        </text:list-item>
        <text:list-item>
          <text:p text:style-name="P31">Add a couple of line breaks in between functions or parts of the code that fit together.</text:p>
        </text:list-item>
        <text:list-item>
          <text:p text:style-name="P32">Adding whole-line comments to organize parts of code, groups of functions or in class definitions.</text:p>
        </text:list-item>
      </text:list>
      <text:p text:style-name="P20">Finally, add code folding markers <text:span text:style-name="T22">{{{</text:span> and <text:span text:style-name="T22">}}}</text:span> around long bits of code. <text:span text:style-name="T1">This should include all functions</text:span>. These can be easily used with vim by adding the command: <text:span text:style-name="T22">set foldmethod=marker</text:span> in your .vimrc. Folds can be opened and closed with zo (open) and zc (close). More information on code folding in vim can be found here: <text:a xlink:type="simple" xlink:href="https://vim.fandom.com/wiki/Folding" text:style-name="Internet_20_link" text:visited-style-name="Visited_20_Internet_20_Link">https://vim.fandom.com/wiki/Folding</text:a></text:p>
      <text:p text:style-name="P20">Example:</text:p>
      <table:table table:name="Table4" table:style-name="Table4">
        <table:table-column table:style-name="Table4.A"/>
        <table:table-row>
          <table:table-cell table:style-name="Table4.A1" office:value-type="string">
            <text:p text:style-name="P14">void <text:span text:style-name="T21">my_function</text:span>() </text:p>
            <text:p text:style-name="P16">{ // <text:span text:style-name="T21">{{{</text:span></text:p>
            <text:p text:style-name="P16">…</text:p>
            <text:p text:style-name="P16">} // <text:span text:style-name="T21">}}}</text:span></text:p>
          </table:table-cell>
        </table:table-row>
      </table:table>
      <text:h text:style-name="P36" text:outline-level="1">Function Documentation </text:h>
      <text:p text:style-name="P2"><text:span text:style-name="T13">F</text:span>unctions should be documented with a small description of what they do and what arguments are needed. <text:span text:style-name="T13">For example: </text:span></text:p>
      <table:table table:name="Table2" table:style-name="Table2">
        <table:table-column table:style-name="Table2.A"/>
        <table:table-row>
          <table:table-cell table:style-name="Table2.A1" office:value-type="string">
            <text:p text:style-name="P14">void findSomethingInSomethingElse(myClass somethingElse, myOtherClass something) </text:p>
            <text:p text:style-name="P16">{ // <text:span text:style-name="T21">{{{</text:span></text:p>
            <text:p text:style-name="P15">// Finds Something in Something Else</text:p>
            <text:p text:style-name="P15">// somethingElse – Object to be searched in</text:p>
            <text:p text:style-name="P15">// something – Object to be searched for</text:p>
            <text:p text:style-name="P15">…</text:p>
            <text:p text:style-name="P15">} // <text:span text:style-name="T21">}}}</text:span></text:p>
          </table:table-cell>
        </table:table-row>
      </table:table>
      <text:h text:style-name="P36" text:outline-level="1"><text:soft-page-break/>Self-Documenting Code</text:h>
      <text:p text:style-name="Text_20_body">Your program should be “Self-Documenting” and "easy to read" such that a person reading your code can understand how it works. You must achieve this by: </text:p>
      <text:p text:style-name="P12">• Use descriptive names for all of your constants, variables, functions and classes. Names <text:span text:style-name="T21">are often</text:span> be made up of <text:span text:style-name="T21">two</text:span> <text:span text:style-name="T12">words</text:span> except in commonly defined variables, e.g. rho for density or r for radius. Even <text:span text:style-name="T21">for common variables, you may consider using two words, e.g. rho_water for </text:span>the density of water. <text:span text:style-name="T21">Using two words greatly decreases the likelihood of variable collision (two variables with the same name).</text:span></text:p>
      <text:p text:style-name="P12">• Use functions/classes to break up long complex sequences of code into self-contained, single-purpose parts. <text:span text:style-name="T21">As a rule of thumb, functions should generally not be more than a single screen in length.</text:span></text:p>
      <text:p text:style-name="P12">• If you find yourself needing more than an occasional comment, you have probably made your code unnecessarily complex. Fix the code, rather than add a comment.</text:p>
      <text:h text:style-name="Heading_20_1" text:outline-level="1">Include Guards</text:h>
      <text:p text:style-name="P33">All header files should have <text:span text:style-name="T23">either</text:span> <text:span text:style-name="T22">#define</text:span> <text:span text:style-name="T23">include </text:span>guards <text:span text:style-name="T23">or the </text:span><text:span text:style-name="T24">#pragma once</text:span><text:span text:style-name="T23"> directive </text:span>to prevent multiple inclusion. <text:span text:style-name="T23">Regardless of the method you pick, </text:span><text:span text:style-name="T3">the entire program should be consistent in using one or the other.</text:span><text:span text:style-name="T9"> If you use traditional include guards, t</text:span>he format of the symbol name <text:span text:style-name="T23">that you define</text:span> should be <text:span text:style-name="T21">all caps with a trailing underscore ‘h’:</text:span> <text:span text:style-name="T1">&lt;</text:span><text:span text:style-name="T2">CLASSNAME</text:span><text:span text:style-name="T1">&gt;_H. </text:span><text:span text:style-name="T8">For example (for a class named FooBar): </text:span></text:p>
      <table:table table:name="Table3" table:style-name="Table3">
        <table:table-column table:style-name="Table3.A"/>
        <table:table-row>
          <table:table-cell table:style-name="Table3.A1" office:value-type="string">
            <text:p text:style-name="P14">#ifndef FOOBAR_H</text:p>
            <text:p text:style-name="P16">#define FOOBAR_H</text:p>
            <text:p text:style-name="P16">...</text:p>
            <text:p text:style-name="P16">#endif <text:s/>// FOOBAR_H</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Mono" svg:font-family="UbuntuMono"/>
    <style:font-face style:name="Ubuntu Mono1" svg:font-family="'Ubuntu Mono'" style:font-pitch="fixed"/>
    <style:font-face style:name="Ubuntu Mono" svg:font-family="'Ubuntu Mono'"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de_20_Block" style:display-name="Code Block" style:family="paragraph" style:parent-style-name="Standard">
      <style:text-properties style:font-name="Ubuntu Mono" fo:font-family="'Ubuntu Mono'" style:font-style-name="Regular" style:font-pitch="fixe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ner Wilcoxson</meta:initial-creator>
    <meta:editing-cycles>18</meta:editing-cycles>
    <meta:creation-date>2020-02-06T23:33:00</meta:creation-date>
    <dc:date>2020-02-08T11:16:31.217046538</dc:date>
    <meta:editing-duration>PT1H16M51S</meta:editing-duration>
    <meta:generator>LibreOffice/6.0.7.3$Linux_X86_64 LibreOffice_project/00m0$Build-3</meta:generator>
    <meta:document-statistic meta:table-count="4" meta:image-count="0" meta:object-count="0" meta:page-count="4" meta:paragraph-count="72" meta:word-count="1008" meta:character-count="6452" meta:non-whitespace-character-count="55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